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41f" officeooo:paragraph-rsid="000f941f"/>
    </style:style>
    <style:style style:name="P2" style:family="paragraph" style:parent-style-name="Standard">
      <style:text-properties officeooo:rsid="000f941f" officeooo:paragraph-rsid="000f941f"/>
    </style:style>
    <style:style style:name="P3" style:family="paragraph" style:parent-style-name="Standard">
      <style:text-properties officeooo:rsid="00106c93" officeooo:paragraph-rsid="00106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 </text:p>
      <text:p text:style-name="P1"><text:s text:c="2"/>"name": "vidzy", </text:p>
      <text:p text:style-name="P1"><text:s text:c="2"/>"version": "0.0.0", </text:p>
      <text:p text:style-name="P1"><text:s text:c="2"/>"private": true, </text:p>
      <text:p text:style-name="P1"><text:s text:c="2"/>"scripts": { </text:p>
      <text:p text:style-name="P1"><text:s text:c="4"/>"start": "node ./bin/www" </text:p>
      <text:p text:style-name="P1"><text:s text:c="2"/>}, </text:p>
      <text:p text:style-name="P1"><text:s text:c="2"/>"dependencies": { </text:p>
      <text:p text:style-name="P1"><text:s text:c="4"/>"body-parser": "~1.13.2", </text:p>
      <text:p text:style-name="P1"><text:s text:c="4"/>"cookie-parser": "~1.3.5", </text:p>
      <text:p text:style-name="P1"><text:s text:c="4"/>"debug": "~2.2.0", </text:p>
      <text:p text:style-name="P1"><text:s text:c="4"/>"express": "~4.13.1", </text:p>
      <text:p text:style-name="P1"><text:s text:c="4"/>"jade": "~1.11.0", </text:p>
      <text:p text:style-name="P1"><text:s text:c="4"/>// "mongodb": "^2.1.17", </text:p>
      <text:p text:style-name="P1"><text:s text:c="4"/>// "monk": "^1.0.1", </text:p>
      <text:p text:style-name="P1"><text:s text:c="4"/>"mongodb":"1.2.14", </text:p>
      <text:p text:style-name="P1"><text:s text:c="4"/>"monk": "0.7.1", </text:p>
      <text:p text:style-name="P1"><text:s text:c="4"/>"morgan": "~1.6.1", </text:p>
      <text:p text:style-name="P1"><text:s text:c="4"/>"serve-favicon": "~2.3.0" </text:p>
      <text:p text:style-name="P1"><text:s text:c="2"/>} </text:p>
      <text:p text:style-name="P1">} </text:p>
      <text:p text:style-name="P1"/>
      <text:p text:style-name="P1"/>
      <text:p text:style-name="P3">multer document</text:p>
      <text:p text:style-name="P3">https://ewiggin.gitbooks.io/expressjs-middleware/content/multer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1:51:14.111590627</meta:creation-date>
    <dc:date>2016-04-29T18:55:11.57183508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43" meta:character-count="507" meta:non-whitespace-character-count="404"/>
  </office:meta>
</office:document-meta>
</file>